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5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9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style:text-properties fo:font-size="10pt"/>
    </style:style>
    <style:style style:name="P28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9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1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2.101cm"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1" draw:layer="layout" svg:width="2.813cm" svg:height="0.962cm" svg:x="19.2cm" svg:y="4.6cm">
          <draw:text-box>
            <text:p>SDS011</text:p>
          </draw:text-box>
        </draw:frame>
        <draw:frame draw:style-name="gr78" draw:text-style-name="P21" draw:layer="layout" svg:width="3.038cm" svg:height="0.962cm" svg:x="2.587cm" svg:y="1.2cm">
          <draw:text-box>
            <text:p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79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0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2.587cm" svg:y="1.2cm">
          <draw:text-box>
            <text:p text:style-name="P22"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2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6.487cm" svg:y="1.2cm">
          <draw:text-box>
            <text:p text:style-name="P22">IRLZ44N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4">
          <draw:custom-shape draw:name="Rounded Rectangle 10_4" draw:style-name="gr84" draw:text-style-name="P13" draw:layer="layout" svg:width="1.099cm" svg:height="4.274cm" draw:transform="rotate (-1.57673044625168) translate (5.477cm 14.026cm)">
            <text:p text:style-name="P11"><text:span text:style-name="T3"/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6" draw:text-style-name="P24" draw:layer="layout" svg:width="0.723cm" svg:height="0.295cm" draw:transform="rotate (0.0155334303427495) translate (4.541cm 13.058cm)">
          <text:p text:style-name="P5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7" draw:text-style-name="P25" draw:layer="layout" svg:width="0.719cm" svg:height="0.295cm" draw:transform="rotate (0.0155334303427495) translate (6.343cm 13.058cm)">
          <text:p text:style-name="P5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26" draw:layer="layout" svg:width="2.979cm" svg:height="0.645cm" svg:x="21.421cm" svg:y="11.155cm">
          <draw:text-box>
            <text:p text:style-name="P22"><text:span text:style-name="T9">DC/DC Step Up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2">
          <draw:frame draw:name="Picture 2_27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2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2" draw:style-name="gr3" draw:text-style-name="P1" draw:layer="layout" svg:x1="17.724cm" svg:y1="9.9cm" svg:x2="18.4cm" svg:y2="9.9cm">
          <text:p/>
        </draw:line>
        <draw:custom-shape draw:name="Oval 21_42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8" draw:style-name="gr3" draw:text-style-name="P1" draw:layer="layout" svg:x1="1.9cm" svg:y1="6.3cm" svg:x2="1.9cm" svg:y2="7.7cm">
          <text:p/>
        </draw:line>
        <draw:line draw:name="Straight Connector 50_16" draw:style-name="gr3" draw:text-style-name="P1" draw:layer="layout" svg:x1="12.2cm" svg:y1="8.2cm" svg:x2="11.725cm" svg:y2="8.2cm">
          <text:p/>
        </draw:line>
        <draw:line draw:name="Straight Connector 52_6" draw:style-name="gr3" draw:text-style-name="P1" draw:layer="layout" svg:x1="11.7cm" svg:y1="6.8cm" svg:x2="11.7cm" svg:y2="8.2cm">
          <text:p/>
        </draw:line>
        <draw:custom-shape draw:name="Oval 54_7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6" draw:style-name="gr3" draw:text-style-name="P1" draw:layer="layout" svg:x1="12.3cm" svg:y1="6.8cm" svg:x2="11.7cm" svg:y2="6.8cm">
          <text:p/>
        </draw:line>
        <draw:line draw:name="Straight Connector 66_8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0" draw:style-name="gr3" draw:text-style-name="P1" draw:layer="layout" svg:x1="23.748cm" svg:y1="7.4cm" svg:x2="22.4cm" svg:y2="7.4cm">
          <text:p/>
        </draw:line>
        <draw:line draw:name="Straight Connector 13_23" draw:style-name="gr3" draw:text-style-name="P1" draw:layer="layout" svg:x1="19.2cm" svg:y1="8.6cm" svg:x2="19.2cm" svg:y2="10.9cm">
          <text:p/>
        </draw:line>
        <draw:line draw:name="Straight Connector 13_24" draw:style-name="gr3" draw:text-style-name="P1" draw:layer="layout" svg:x1="19.2cm" svg:y1="8.6cm" svg:x2="23.748cm" svg:y2="8.6cm">
          <text:p/>
        </draw:line>
        <draw:custom-shape draw:name="Oval 21_43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45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1" draw:style-name="gr3" draw:text-style-name="P1" draw:layer="layout" svg:x1="22.4cm" svg:y1="7.4cm" svg:x2="22.4cm" svg:y2="12.2cm">
          <text:p/>
        </draw:line>
        <draw:line draw:name="Straight Connector 17_63" draw:style-name="gr3" draw:text-style-name="P1" draw:layer="layout" svg:x1="23.748cm" svg:y1="6.7cm" svg:x2="18.4cm" svg:y2="6.7cm">
          <text:p/>
        </draw:line>
        <draw:line draw:name="Straight Connector 17_64" draw:style-name="gr3" draw:text-style-name="P1" draw:layer="layout" svg:x1="23.748cm" svg:y1="6.1cm" svg:x2="18.4cm" svg:y2="6.1cm">
          <text:p/>
        </draw:line>
        <draw:line draw:name="Straight Connector 17_65" draw:style-name="gr3" draw:text-style-name="P1" draw:layer="layout" svg:x1="18.4cm" svg:y1="4cm" svg:x2="18.4cm" svg:y2="6.1cm">
          <text:p/>
        </draw:line>
        <draw:line draw:name="Straight Connector 17_66" draw:style-name="gr3" draw:text-style-name="P1" draw:layer="layout" svg:x1="18.4cm" svg:y1="4cm" svg:x2="10.8cm" svg:y2="4cm">
          <text:p/>
        </draw:line>
        <draw:custom-shape draw:name="Oval 21_48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custom-shape draw:name="Oval 55_1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7" draw:style-name="gr3" draw:text-style-name="P1" draw:layer="layout" svg:x1="12.151cm" svg:y1="7.7cm" svg:x2="11.2cm" svg:y2="7.7cm">
          <text:p/>
        </draw:line>
        <draw:line draw:name="Straight Connector 50_18" draw:style-name="gr3" draw:text-style-name="P1" draw:layer="layout" svg:x1="11.2cm" svg:y1="12.8cm" svg:x2="11.2cm" svg:y2="7.7cm">
          <text:p/>
        </draw:line>
        <draw:line draw:name="Straight Connector 50_19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19" draw:style-name="gr3" draw:text-style-name="P1" draw:layer="layout" svg:x1="3.9cm" svg:y1="6.3cm" svg:x2="3.9cm" svg:y2="7.7cm">
          <text:p/>
        </draw:line>
        <draw:custom-shape draw:name="Oval 21_49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0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6">
          <draw:custom-shape draw:name="Rounded Rectangle 10_6" draw:style-name="gr88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46" draw:style-name="gr3" draw:text-style-name="P1" draw:layer="layout" svg:x1="3.4cm" svg:y1="11cm" svg:x2="3.4cm" svg:y2="13.8cm">
          <text:p/>
        </draw:line>
        <draw:line draw:name="Straight Connector 37_47" draw:style-name="gr3" draw:text-style-name="P1" draw:layer="layout" svg:x1="8cm" svg:y1="13.8cm" svg:x2="3.4cm" svg:y2="13.8cm">
          <text:p/>
        </draw:line>
        <draw:line draw:name="Straight Connector 37_48" draw:style-name="gr3" draw:text-style-name="P1" draw:layer="layout" svg:x1="6.4cm" svg:y1="13.8cm" svg:x2="6.4cm" svg:y2="14.6cm">
          <text:p/>
        </draw:line>
        <draw:line draw:name="Straight Connector 37_49" draw:style-name="gr3" draw:text-style-name="P1" draw:layer="layout" svg:x1="5.999cm" svg:y1="14.6cm" svg:x2="6.4cm" svg:y2="14.6cm">
          <text:p/>
        </draw:line>
        <draw:custom-shape draw:name="Oval 21_51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2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3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4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5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6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0" draw:style-name="gr3" draw:text-style-name="P1" draw:layer="layout" svg:x1="2.4cm" svg:y1="11cm" svg:x2="2.4cm" svg:y2="13.8cm">
          <text:p/>
        </draw:line>
        <draw:line draw:name="Straight Connector 37_51" draw:style-name="gr3" draw:text-style-name="P1" draw:layer="layout" svg:x1="0.6cm" svg:y1="13.8cm" svg:x2="2.4cm" svg:y2="13.8cm">
          <text:p/>
        </draw:line>
        <draw:line draw:name="Straight Connector 37_52" draw:style-name="gr3" draw:text-style-name="P1" draw:layer="layout" svg:x1="0.6cm" svg:y1="13.8cm" svg:x2="0.6cm" svg:y2="14.6cm">
          <text:p/>
        </draw:line>
        <draw:line draw:name="Straight Connector 37_53" draw:style-name="gr3" draw:text-style-name="P1" draw:layer="layout" svg:x1="1.196cm" svg:y1="14.6cm" svg:x2="0.6cm" svg:y2="14.6cm">
          <text:p/>
        </draw:line>
        <draw:line draw:name="Straight Connector 37_54" draw:style-name="gr3" draw:text-style-name="P1" draw:layer="layout" svg:x1="21.2cm" svg:y1="12.8cm" svg:x2="3.8cm" svg:y2="12.8cm">
          <text:p/>
        </draw:line>
        <draw:custom-shape draw:name="Oval 21_57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5" draw:style-name="gr3" draw:text-style-name="P1" draw:layer="layout" svg:x1="1.9cm" svg:y1="12.2cm" svg:x2="1.9cm" svg:y2="11cm">
          <text:p/>
        </draw:line>
        <draw:line draw:name="Straight Connector 37_56" draw:style-name="gr3" draw:text-style-name="P1" draw:layer="layout" svg:x1="1.9cm" svg:y1="12.2cm" svg:x2="22.4cm" svg:y2="12.2cm">
          <text:p/>
        </draw:line>
        <draw:line draw:name="Straight Connector 13_25" draw:style-name="gr3" draw:text-style-name="P1" draw:layer="layout" svg:x1="17.724cm" svg:y1="9.4cm" svg:x2="18.4cm" svg:y2="9.4cm">
          <text:p/>
        </draw:line>
        <draw:line draw:name="Straight Connector 13_26" draw:style-name="gr3" draw:text-style-name="P1" draw:layer="layout" svg:x1="18.4cm" svg:y1="12.2cm" svg:x2="18.4cm" svg:y2="9.4cm">
          <text:p/>
        </draw:line>
        <draw:line draw:name="Straight Connector 50_21" draw:style-name="gr3" draw:text-style-name="P1" draw:layer="layout" svg:x1="4.4cm" svg:y1="13.2cm" svg:x2="2.4cm" svg:y2="13.2cm">
          <text:p/>
        </draw:line>
        <draw:line draw:name="Straight Connector 13_27" draw:style-name="gr3" draw:text-style-name="P1" draw:layer="layout" svg:x1="19.148cm" svg:y1="10.9cm" svg:x2="20.222cm" svg:y2="10.9cm">
          <text:p/>
        </draw:line>
        <draw:custom-shape draw:name="Oval 21_59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0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7" draw:style-name="gr3" draw:text-style-name="P1" draw:layer="layout" svg:x1="20.8cm" svg:y1="10.8cm" svg:x2="20.8cm" svg:y2="12.2cm">
          <text:p/>
        </draw:line>
        <draw:custom-shape draw:name="Oval 21_61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8" draw:style-name="gr3" draw:text-style-name="P1" draw:layer="layout" svg:x1="3.8cm" svg:y1="11cm" svg:x2="3.8cm" svg:y2="12.8cm">
          <text:p/>
        </draw:line>
        <draw:custom-shape draw:name="Oval 55_1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9" draw:style-name="gr3" draw:text-style-name="P1" draw:layer="layout" svg:x1="21.2cm" svg:y1="12.8cm" svg:x2="21.2cm" svg:y2="11cm">
          <text:p/>
        </draw:line>
        <draw:custom-shape draw:name="Oval 21_62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7" draw:style-name="gr3" draw:text-style-name="P1" draw:layer="layout" svg:x1="10.8cm" svg:y1="9cm" svg:x2="10.8cm" svg:y2="4cm">
          <text:p/>
        </draw:line>
        <draw:line draw:name="Straight Connector 17_68" draw:style-name="gr3" draw:text-style-name="P1" draw:layer="layout" svg:x1="10.8cm" svg:y1="9cm" svg:x2="12.4cm" svg:y2="9cm">
          <text:p/>
        </draw:line>
        <draw:custom-shape draw:name="Oval 55_2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9" draw:style-name="gr3" draw:text-style-name="P1" draw:layer="layout" svg:x1="18.4cm" svg:y1="9cm" svg:x2="18.4cm" svg:y2="6.7cm">
          <text:p/>
        </draw:line>
        <draw:line draw:name="Straight Connector 17_70" draw:style-name="gr3" draw:text-style-name="P1" draw:layer="layout" svg:x1="18.4cm" svg:y1="9cm" svg:x2="17.4cm" svg:y2="9cm">
          <text:p/>
        </draw:line>
        <draw:custom-shape draw:name="Oval 55_2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9" draw:style-name="gr3" draw:text-style-name="P1" draw:layer="layout" svg:x1="11.6cm" svg:y1="10.6cm" svg:x2="11.601cm" svg:y2="9.4cm">
          <text:p/>
        </draw:line>
        <draw:line draw:name="Straight Connector 66_10" draw:style-name="gr3" draw:text-style-name="P1" draw:layer="layout" svg:x1="11.625cm" svg:y1="12.1cm" svg:x2="11.626cm" svg:y2="11.8cm">
          <text:p/>
        </draw:line>
        <draw:custom-shape draw:name="Oval 55_2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3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20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21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71" draw:style-name="gr3" draw:text-style-name="P1" draw:layer="layout" svg:x1="12.3cm" svg:y1="7.3cm" svg:x2="5.8cm" svg:y2="7.3cm">
          <text:p/>
        </draw:line>
        <draw:custom-shape draw:name="Oval 55_2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2" draw:style-name="gr3" draw:text-style-name="P1" draw:layer="layout" svg:x1="5.8cm" svg:y1="13.2cm" svg:x2="5.8cm" svg:y2="7.3cm">
          <text:p/>
        </draw:line>
        <draw:line draw:name="Straight Connector 50_22" draw:style-name="gr3" draw:text-style-name="P1" draw:layer="layout" svg:x1="6.2cm" svg:y1="13.2cm" svg:x2="5.4cm" svg:y2="13.2cm">
          <text:p/>
        </draw:line>
        <draw:custom-shape draw:name="Oval 21_64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0" draw:style-name="gr3" draw:text-style-name="P1" draw:layer="layout" svg:x1="7.2cm" svg:y1="13.2cm" svg:x2="8cm" svg:y2="13.2cm">
          <text:p/>
        </draw:line>
        <draw:line draw:name="Straight Connector 37_61" draw:style-name="gr3" draw:text-style-name="P1" draw:layer="layout" svg:x1="8cm" svg:y1="13.8cm" svg:x2="8cm" svg:y2="13.2cm">
          <text:p/>
        </draw:line>
        <draw:custom-shape draw:name="Oval 21_65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3" draw:style-name="gr89" draw:text-style-name="P25" draw:layer="layout" svg:width="0.723cm" svg:height="0.295cm" draw:transform="rotate (0.0155334303427495) translate (4.541cm 13.058cm)">
          <text:p text:style-name="P5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4" draw:style-name="gr90" draw:text-style-name="P25" draw:layer="layout" svg:width="0.719cm" svg:height="0.295cm" draw:transform="rotate (0.0155334303427495) translate (6.343cm 13.058cm)">
          <text:p text:style-name="P5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26" draw:layer="layout" svg:width="2.979cm" svg:height="0.645cm" svg:x="19.4cm" svg:y="8.703cm">
          <draw:text-box>
            <text:p text:style-name="P27"><text:span text:style-name="T9">DC/DC Step Up</text:span></text:p>
          </draw:text-box>
        </draw:frame>
        <draw:custom-shape draw:name="Oval 21_46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91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presentation:notes draw:style-name="dp1"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92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3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4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4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95" draw:text-style-name="P29" draw:layer="layout" svg:width="1.468cm" svg:height="0.762cm" draw:transform="rotate (0.0155334303427495) translate (4.6cm 11.414cm)">
          <text:p text:style-name="P28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96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97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4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4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98" draw:text-style-name="P29" draw:layer="layout" svg:width="1.214cm" svg:height="0.762cm" draw:transform="rotate (0.0155334303427495) translate (17.327cm 11.215cm)">
          <text:p text:style-name="P28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99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7-04T11:58:37.590000000</dc:date>
    <meta:editing-duration>P15DT13H37M19S</meta:editing-duration>
    <meta:editing-cycles>67</meta:editing-cycles>
    <meta:generator>LibreOffice/6.4.0.3$Windows_X86_64 LibreOffice_project/b0a288ab3d2d4774cb44b62f04d5d28733ac6df8</meta:generator>
    <meta:document-statistic meta:object-count="1599"/>
  </office:meta>
</office:document-meta>
</file>